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55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1T18:21:26.78">
            <text:p>2020/6/21 18:21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1T18:21:26.78">
            <text:p>2020/6/21 18:21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7"/>
          <table:table-cell table:number-columns-repeated="6"/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1T18:21:26.78">
            <text:p>2020/6/21 18:21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9]);&quot;)&quot;)" office:value-type="string" office:string-value="sn(8)">
            <text:p>sn(8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1">
            <text:p>1</text:p>
          </table:table-cell>
          <table:table-cell table:style-name="ce32"/>
          <table:table-cell table:style-name="ce34" office:value-type="string">
            <text:p>https://www.matrixdisclosure.com/nikola-tesla-dynamic-theory-gravity/ 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2">
            <text:p>2</text:p>
          </table:table-cell>
          <table:table-cell table:style-name="ce32"/>
          <table:table-cell table:style-name="ce34" office:value-type="string">
            <text:p>https://teslaresearch.jimdofree.com/dynamic-theory-of-gravity/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4-21">
            <text:p>04.21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/>
          <table:table-cell table:style-name="ce41" office:value-type="float" office:value="3">
            <text:p>3</text:p>
          </table:table-cell>
          <table:table-cell table:style-name="ce42" office:value-type="string">
            <text:p>計量とは何か</text:p>
          </table:table-cell>
          <table:table-cell table:style-name="ce43" office:value-type="string">
            <text:p>https://eman-physics.net/relativity/metric.html</text:p>
          </table:table-cell>
          <table:table-cell table:style-name="ce43"/>
          <table:table-cell table:style-name="ce42"/>
          <table:table-cell table:style-name="ce43"/>
          <table:table-cell table:style-name="ce44"/>
          <table:table-cell table:style-name="ce46" office:value-type="date" office:date-value="2020-05-25T17:28:03.02">
            <text:p>05.25</text:p>
          </table:table-cell>
          <table:table-cell table:style-name="ce46"/>
          <table:table-cell table:style-name="ce48" office:value-type="date" office:date-value="2020-05-26T17:20:28.75">
            <text:p>05.26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/>
          <table:table-cell table:style-name="ce41" office:value-type="float" office:value="4">
            <text:p>4</text:p>
          </table:table-cell>
          <table:table-cell table:style-name="ce42" office:value-type="string">
            <text:p>数ベクトルと基底ベクトル</text:p>
          </table:table-cell>
          <table:table-cell table:style-name="ce43" office:value-type="string">
            <text:p>http://www.osssme.com/doc/funto105-no240.html</text:p>
          </table:table-cell>
          <table:table-cell table:style-name="ce43"/>
          <table:table-cell table:style-name="ce42" office:value-type="string">
            <text:p>次に座標変換と基底変換の話だが</text:p>
          </table:table-cell>
          <table:table-cell table:style-name="ce43"/>
          <table:table-cell table:style-name="ce44"/>
          <table:table-cell table:style-name="ce46" office:value-type="date" office:date-value="2020-05-25T18:15:59.84">
            <text:p>05.25</text:p>
          </table:table-cell>
          <table:table-cell table:style-name="ce46" office:value-type="date" office:date-value="2020-06-10T16:10:02.77">
            <text:p>06.10</text:p>
          </table:table-cell>
          <table:table-cell table:style-name="ce48" office:value-type="date" office:date-value="2020-06-20T18:14:13.34">
            <text:p>06.20</text:p>
          </table:table-cell>
          <table:table-cell table:style-name="ce49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/>
          <table:table-cell table:style-name="ce25" office:value-type="float" office:value="5">
            <text:p>5</text:p>
          </table:table-cell>
          <table:table-cell table:style-name="ce32" office:value-type="string">
            <text:p>極座標系の基底ベクトル </text:p>
          </table:table-cell>
          <table:table-cell table:style-name="ce34" office:value-type="string">
            <text:p>https://risalc.info/src/polar-coordinate-basis.html</text:p>
          </table:table-cell>
          <table:table-cell table:style-name="ce34"/>
          <table:table-cell table:style-name="ce32"/>
          <table:table-cell table:style-name="ce34" office:value-type="string">
            <text:p>証明あり</text:p>
          </table:table-cell>
          <table:table-cell table:style-name="ce27"/>
          <table:table-cell table:style-name="ce45" office:value-type="date" office:date-value="2020-05-25T18:17:42.06">
            <text:p>05.25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6">
            <text:p>6</text:p>
          </table:table-cell>
          <table:table-cell table:style-name="ce32" office:value-type="string">
            <text:p>反変ベクトル・共変ベクトル</text:p>
          </table:table-cell>
          <table:table-cell table:style-name="ce34" office:value-type="string">
            <text:p>https://eman-physics.net/relativity/variant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6T17:20:21.54">
            <text:p>05.26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7">
            <text:p>7</text:p>
          </table:table-cell>
          <table:table-cell table:style-name="ce32"/>
          <table:table-cell table:style-name="ce34" office:value-type="string">
            <text:p>https://physnotes.jp/math/par_tot/#偏微分の合成関数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8">
            <text:p>8</text:p>
          </table:table-cell>
          <table:table-cell table:style-name="ce32" office:value-type="string">
            <text:p>テンソル解析</text:p>
          </table:table-cell>
          <table:table-cell table:style-name="ce34" office:value-type="string">
            <text:p>https://eman-physics.net/relativity/tensor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45" office:value-type="date" office:date-value="2020-05-27T16:48:33.57">
            <text:p>05.27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9">
            <text:p>9</text:p>
          </table:table-cell>
          <table:table-cell table:style-name="ce32" office:value-type="string">
            <text:p>Building a wireless energy transfer circuit step-by-step</text:p>
          </table:table-cell>
          <table:table-cell table:style-name="ce34" office:value-type="string">
            <text:p>https://www.youtube.com/watch?v=YLu16Yd-c20&amp;feature=emb_rel_end</text:p>
          </table:table-cell>
          <table:table-cell table:style-name="ce34" office:value-type="string">
            <text:p>1.57:start/</text:p>
          </table:table-cell>
          <table:table-cell table:style-name="ce32"/>
          <table:table-cell table:style-name="ce34"/>
          <table:table-cell table:style-name="ce27"/>
          <table:table-cell table:style-name="ce45" office:value-type="date" office:date-value="2020-06-20T18:50:35.609999">
            <text:p>06.20</text:p>
          </table:table-cell>
          <table:table-cell table:style-name="ce45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45" table:number-columns-repeated="2"/>
          <table:table-cell table:style-name="ce47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1T18:21:25.29">
            <text:p>2020/6/21 18:21</text:p>
          </table:table-cell>
          <table:table-cell table:style-name="ce14" table:formula="of:=NOW()" office:value-type="date" office:date-value="2020-06-21T18:21:25.29">
            <text:p>2020/6/21 18:21</text:p>
          </table:table-cell>
          <table:table-cell table:style-name="ce14" table:formula="of:=NOW()" office:value-type="date" office:date-value="2020-06-21T18:21:25.29">
            <text:p>2020/6/21 18:21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21T18:21:27.58">
            <text:p>2020/6/21 18:21</text:p>
          </table:table-cell>
          <table:table-cell table:style-name="ce14" table:formula="of:=NOW()" office:value-type="date" office:date-value="2020-06-21T18:21:27.58">
            <text:p>2020/6/21 18:21</text:p>
          </table:table-cell>
          <table:table-cell table:style-name="ce14" table:formula="of:=NOW()" office:value-type="date" office:date-value="2020-06-21T18:21:27.58">
            <text:p>2020/6/21 18:21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_memos" table:style-name="ta1" table:print="false"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51"/>
        <table:table-column table:style-name="co1" table:default-cell-style-name="ce53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50"/>
          <table:table-cell table:style-name="ce33"/>
          <table:table-cell table:style-name="ce35"/>
          <table:table-cell table:style-name="ce26"/>
          <table:table-cell table:style-name="ce28"/>
          <table:table-cell table:style-name="ce52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1T18:21:26.78">
            <text:p>2020/6/21 18:21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50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55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53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54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21T18:21:26.78">
            <text:p>2020/6/21 18:21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1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2020/06/21</text:date>, <text:time>18:2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21T18:21:26.44</dc:date>
    <dc:creator>iwabuchi ken</dc:creator>
    <meta:editing-duration>P1DT3M56S</meta:editing-duration>
    <meta:editing-cycles>117</meta:editing-cycles>
    <meta:generator>OpenOffice/4.1.3$Win32 OpenOffice.org_project/413m1$Build-9783</meta:generator>
    <meta:document-statistic meta:table-count="6" meta:cell-count="252" meta:object-count="0"/>
  </office:meta>
</office:document-meta>
</file>